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22cm" fo:min-width="4.77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top" draw:auto-grow-height="false" fo:min-height="2.512cm" fo:min-width="4.758cm" fo:padding-top="0.381cm" fo:padding-bottom="0.13cm" fo:padding-left="0.25cm" fo:padding-right="0.25cm" fo:wrap-option="no-wrap" draw:shadow-color="#808080" style:writing-mode="lr-tb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7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3.115cm" fo:min-width="4.758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9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35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19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top" draw:auto-grow-height="false" fo:min-height="3.115cm" fo:min-width="6.176cm" fo:padding-top="0.127cm" fo:padding-bottom="0.13cm" fo:padding-left="0.25cm" fo:padding-right="0.25cm" fo:wrap-option="no-wrap" draw:shadow-color="#808080" style:writing-mode="lr-tb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5.646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gradient"/>
    </style:style>
    <style:style style:name="gr24" style:family="graphic" style:parent-style-name="standard">
      <style:graphic-properties draw:stroke="none" draw:fill="none" fo:min-height="0.869cm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6" style:family="graphic" style:parent-style-name="standard">
      <style:graphic-properties svg:stroke-width="1.27cm" svg:stroke-color="#f7d1d5" draw:marker-start="Arrow" draw:marker-start-width="2.21cm" draw:marker-end="Arrow" draw:marker-end-width="2.21cm" fo:padding-top="0.76cm" fo:padding-bottom="0.76cm" fo:padding-left="0.885cm" fo:padding-right="0.885cm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8" style:family="graphic" style:parent-style-name="standard">
      <style:graphic-properties svg:stroke-width="1.27cm" svg:stroke-color="#b4c7dc" draw:marker-start="Arrow" draw:marker-start-width="2.21cm" draw:marker-end="Arrow" draw:marker-end-width="2.21cm" fo:padding-top="0.76cm" fo:padding-bottom="0.76cm" fo:padding-left="0.885cm" fo:padding-right="0.885cm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2pt" style:font-size-asian="12pt" style:font-size-complex="12pt" style:font-weight-complex="600"/>
    </style:style>
    <style:style style:name="P8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fo:font-size="12pt" style:font-size-asian="12pt" style:font-size-complex="12pt" style:font-weight-complex="600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 style:font-size-asian="12pt" style:font-size-complex="12pt" style:font-weight-complex="600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gradient"/>
      <style:paragraph-properties fo:text-align="center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.42cm" fo:margin-bottom="0.35cm" fo:line-height="100%" fo:text-indent="0cm"/>
    </style:style>
    <style:style style:name="P19" style:family="paragraph">
      <style:paragraph-properties fo:text-align="center"/>
    </style:style>
    <style:style style:name="T1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2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27cm" svg:height="3.033cm" svg:x="0.51cm" svg:y="2.4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5.258cm" svg:height="3.023cm" svg:x="30.762cm" svg:y="2.4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5" draw:layer="layout" svg:width="4.926cm" svg:height="1.275cm" svg:x="15.041cm" svg:y="2.589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" draw:text-style-name="P6" xml:id="id3" draw:id="id3" draw:layer="layout" svg:width="5.27cm" svg:height="3.372cm" svg:x="0.51cm" svg:y="9.3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5.258cm" svg:height="3.372cm" svg:x="30.762cm" svg:y="9.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p text:style-name="P3"><text:span text:style-name="T2">Email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.926cm" svg:height="1.275cm" svg:x="3.123cm" svg:y="7.026cm">
          <text:list text:style-name="L1">
            <text:list-header>
              <text:p text:style-name="P1"><text:span text:style-name="T1">SM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" draw:text-style-name="P8" draw:layer="layout" svg:width="4.926cm" svg:height="1.275cm" svg:x="33.258cm" svg:y="7.029cm">
          <text:list text:style-name="L1">
            <text:list-header>
              <text:p text:style-name="P7"><text:span text:style-name="T1">IMAP/POP3</text:span></text:p>
            </text:list-header>
            <text:list-item>
              <text:p text:style-name="P7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2.415cm" svg:height="0.768cm" svg:x="1.966cm" svg:y="0.169cm">
          <text:list text:style-name="L1">
            <text:list-header>
              <text:p text:style-name="P9"><text:span text:style-name="T1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2.382cm" svg:height="0.768cm" svg:x="32.078cm" svg:y="0.21cm">
          <text:list text:style-name="L1">
            <text:list-header>
              <text:p text:style-name="P9"><text:span text:style-name="T1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6" xml:id="id4" draw:id="id4" draw:layer="layout" svg:width="6.679cm" svg:height="3.372cm" svg:x="8.81cm" svg:y="9.3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6.135cm" svg:height="1.535cm" svg:x="9.1cm" svg:y="10.2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hospital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4.699cm" svg:height="1.535cm" svg:x="0.8cm" svg:y="3.704cm">
          <text:list text:style-name="L1">
            <text:list-header>
              <text:p text:style-name="P11"><text:span text:style-name="T2">User Mailbox</text:span></text:p>
              <text:p text:style-name="P13"><text:span text:style-name="T1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4.699cm" svg:height="1.535cm" svg:x="31.043cm" svg:y="3.704cm">
          <text:list text:style-name="L1">
            <text:list-header>
              <text:p text:style-name="P11"><text:span text:style-name="T2">User Mailbox</text:span></text:p>
              <text:p text:style-name="P13"><text:span text:style-name="T1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3.571cm" svg:height="0.768cm" svg:x="10.389cm" svg:y="0.17cm">
          <text:list text:style-name="L1">
            <text:list-header>
              <text:p text:style-name="P9"><text:span text:style-name="T1">hospital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3.973cm" svg:height="0.768cm" svg:x="20.79cm" svg:y="0.171cm">
          <text:list text:style-name="L1">
            <text:list-header>
              <text:p text:style-name="P9"><text:span text:style-name="T1">insurance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5" draw:layer="layout" svg:width="2.911cm" svg:height="1.275cm" svg:x="16.047cm" svg:y="9.69cm">
          <text:list text:style-name="L1">
            <text:list-header>
              <text:p text:style-name="P1"><text:span text:style-name="T1">HTTP</text:span></text:p>
              <text:p text:style-name="P1"><text:span text:style-name="T1">(get dat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5" draw:layer="layout" svg:width="3.169cm" svg:height="1.275cm" svg:x="5.756cm" svg:y="9.69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os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5" draw:layer="layout" svg:width="2.911cm" svg:height="1.275cm" svg:x="27.041cm" svg:y="10.491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get da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6" xml:id="id1" draw:id="id1" draw:layer="layout" svg:width="6.676cm" svg:height="3.372cm" svg:x="19.499cm" svg:y="9.3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3"><text:span text:style-name="T1">Resource Serve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Resource Retrieval Ag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6.146cm" svg:height="1.535cm" svg:x="19.753cm" svg:y="10.204cm">
          <text:list text:style-name="L1">
            <text:list-header>
              <text:p text:style-name="P11"><text:span text:style-name="T2">Resource Mailbox</text:span></text:p>
            </text:list-header>
            <text:list-item>
              <text:p text:style-name="P11"><text:span text:style-name="T2">mailbox.insurance.com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2.195cm" svg:height="0.768cm" svg:x="2.076cm" svg:y="0.97cm">
          <text:list text:style-name="L1">
            <text:list-header>
              <text:p text:style-name="P9"><text:span text:style-name="T1">Send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0" draw:layer="layout" svg:width="2.75cm" svg:height="0.768cm" svg:x="31.995cm" svg:y="0.927cm">
          <text:list text:style-name="L1">
            <text:list-header>
              <text:p text:style-name="P9"><text:span text:style-name="T1">Recipi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3" draw:text-style-name="P15" draw:layer="layout" draw:type="line" svg:x1="26.175cm" svg:y1="11.881cm" svg:x2="30.762cm" svg:y2="11.881cm" draw:start-shape="id1" draw:start-glue-point="7" draw:end-shape="id2" draw:end-glue-point="7" svg:d="M26175 11881h4587" svg:viewBox="0 0 4588 1">
          <text:p/>
        </draw:connector>
        <draw:connector draw:style-name="gr23" draw:text-style-name="P15" draw:layer="layout" draw:type="line" svg:x1="5.78cm" svg:y1="11.036cm" svg:x2="8.81cm" svg:y2="11.036cm" draw:start-shape="id3" draw:start-glue-point="1" draw:end-shape="id4" draw:end-glue-point="3" svg:d="M5780 11036h3030" svg:viewBox="0 0 3031 1">
          <text:p/>
        </draw:connector>
        <draw:connector draw:style-name="gr23" draw:text-style-name="P15" draw:layer="layout" draw:type="line" svg:x1="15.489cm" svg:y1="11.036cm" svg:x2="19.499cm" svg:y2="11.036cm" draw:start-shape="id4" draw:start-glue-point="1" draw:end-shape="id1" draw:end-glue-point="3" svg:d="M15489 11036h4010" svg:viewBox="0 0 4011 1">
          <text:p/>
        </draw:connector>
        <draw:connector draw:style-name="gr23" draw:text-style-name="P15" draw:layer="layout" draw:type="line" svg:x1="3.145cm" svg:y1="9.35cm" svg:x2="3.145cm" svg:y2="5.502cm" draw:start-shape="id3" draw:start-glue-point="0" draw:end-shape="id5" draw:end-glue-point="2" svg:d="M3145 9350v-3848" svg:viewBox="0 0 1 3849">
          <text:p/>
        </draw:connector>
        <draw:connector draw:style-name="gr23" draw:text-style-name="P15" draw:layer="layout" draw:type="line" svg:x1="5.78cm" svg:y1="3.985cm" svg:x2="30.762cm" svg:y2="3.98cm" draw:start-shape="id5" draw:start-glue-point="1" draw:end-shape="id6" draw:end-glue-point="3" svg:d="M5780 3985l24982-5" svg:viewBox="0 0 24983 6">
          <text:p/>
        </draw:connector>
        <draw:connector draw:style-name="gr23" draw:text-style-name="P15" draw:layer="layout" draw:type="line" svg:x1="33.391cm" svg:y1="5.492cm" svg:x2="33.391cm" svg:y2="9.35cm" draw:start-shape="id6" draw:start-glue-point="2" draw:end-shape="id2" draw:end-glue-point="0" svg:d="M33391 5492v3858" svg:viewBox="0 0 1 3859">
          <text:p/>
        </draw:connector>
        <draw:frame draw:style-name="gr24" draw:text-style-name="P17" draw:layer="layout" svg:width="1.143cm" svg:height="1.119cm" svg:x="5.723cm" svg:y="9.253cm">
          <draw:text-box>
            <text:p text:style-name="P16"><text:span text:style-name="T3">①</text:span></text:p>
          </draw:text-box>
        </draw:frame>
        <draw:frame draw:style-name="gr24" draw:text-style-name="P17" draw:layer="layout" svg:width="1.143cm" svg:height="1.119cm" svg:x="3.946cm" svg:y="6.569cm">
          <draw:text-box>
            <text:p text:style-name="P16"><text:span text:style-name="T3">②</text:span></text:p>
          </draw:text-box>
        </draw:frame>
        <draw:frame draw:style-name="gr24" draw:text-style-name="P17" draw:layer="layout" svg:width="1.143cm" svg:height="1.119cm" svg:x="15.824cm" svg:y="2.13cm">
          <draw:text-box>
            <text:p text:style-name="P16"><text:span text:style-name="T3">③</text:span></text:p>
          </draw:text-box>
        </draw:frame>
        <draw:frame draw:style-name="gr24" draw:text-style-name="P17" draw:layer="layout" svg:width="1.143cm" svg:height="1.119cm" svg:x="33.395cm" svg:y="6.545cm">
          <draw:text-box>
            <text:p text:style-name="P16"><text:span text:style-name="T3">④</text:span></text:p>
          </draw:text-box>
        </draw:frame>
        <draw:frame draw:style-name="gr24" draw:text-style-name="P17" draw:layer="layout" svg:width="1.143cm" svg:height="1.119cm" svg:x="15.886cm" svg:y="9.252cm">
          <draw:text-box>
            <text:p text:style-name="P16"><text:span text:style-name="T3">⑥</text:span></text:p>
          </draw:text-box>
        </draw:frame>
        <draw:connector draw:style-name="gr23" draw:text-style-name="P15" draw:layer="layout" draw:type="line" svg:x1="30.762cm" svg:y1="10.222cm" svg:x2="26.175cm" svg:y2="10.222cm" draw:start-shape="id2" draw:start-glue-point="6" draw:end-shape="id1" draw:end-glue-point="6" svg:d="M30762 10222h-4587" svg:viewBox="0 0 4588 1">
          <text:p/>
        </draw:connector>
        <draw:custom-shape draw:style-name="gr25" draw:text-style-name="P5" draw:layer="layout" svg:width="4.926cm" svg:height="1.275cm" svg:x="26.044cm" svg:y="8.892cm">
          <text:list text:style-name="L1">
            <text:list-header>
              <text:p text:style-name="P1"><text:span text:style-name="T1">HTTP</text:span></text:p>
            </text:list-header>
            <text:list-item>
              <text:p text:style-name="P1"><text:span text:style-name="T1">(push notification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4" draw:text-style-name="P17" draw:layer="layout" svg:width="1.143cm" svg:height="1.119cm" svg:x="26.881cm" svg:y="10.063cm">
          <draw:text-box>
            <text:p text:style-name="P18"><text:span text:style-name="T3">⑦</text:span></text:p>
          </draw:text-box>
        </draw:frame>
        <draw:frame draw:style-name="gr24" draw:text-style-name="P17" draw:layer="layout" svg:width="1.143cm" svg:height="1.119cm" svg:x="26.935cm" svg:y="8.436cm">
          <draw:text-box>
            <text:p text:style-name="P16"><text:span text:style-name="T3">⑤</text:span></text:p>
          </draw:text-box>
        </draw:frame>
        <draw:line draw:style-name="gr26" draw:text-style-name="P19" draw:layer="layout" svg:x1="15.478cm" svg:y1="14.22cm" svg:x2="30.845cm" svg:y2="14.22cm">
          <text:p/>
        </draw:line>
        <draw:custom-shape draw:style-name="gr27" draw:text-style-name="P5" draw:layer="layout" svg:width="3.999cm" svg:height="1.275cm" svg:x="21.005cm" svg:y="13.589cm">
          <text:list text:style-name="L1">
            <text:list-header>
              <text:p text:style-name="P1"><text:span text:style-name="T1">GRIP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28" draw:text-style-name="P19" draw:layer="layout" svg:x1="5.826cm" svg:y1="5.907cm" svg:x2="30.718cm" svg:y2="6.034cm">
          <text:p/>
        </draw:line>
        <draw:custom-shape draw:style-name="gr29" draw:text-style-name="P5" draw:layer="layout" svg:width="3.999cm" svg:height="1.275cm" svg:x="15.505cm" svg:y="5.289cm">
          <text:list text:style-name="L1">
            <text:list-header>
              <text:p text:style-name="P1"><text:span text:style-name="T1">DKIM</text:span></text:p>
            </text:list-header>
            <text:list-item>
              <text:p text:style-name="P1"><text:span text:style-name="T1">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10" draw:layer="layout" svg:width="3.266cm" svg:height="0.768cm" svg:x="21.141cm" svg:y="0.971cm">
          <text:list text:style-name="L1">
            <text:list-header>
              <text:p text:style-name="P9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1.963cm" svg:height="0.768cm" svg:x="11.193cm" svg:y="0.971cm">
          <text:list text:style-name="L1">
            <text:list-header>
              <text:p text:style-name="P9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ntax" svg:font-family="Syntax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top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0-07-26T12:10:57.186854850</meta:creation-date>
    <dc:date>2023-04-24T14:14:39.846815568</dc:date>
    <dc:creator>Igor Zboran</dc:creator>
    <meta:editing-duration>P8DT1H3M24S</meta:editing-duration>
    <meta:editing-cycles>609</meta:editing-cycles>
    <meta:generator>LibreOffice/7.5.2.2$Linux_X86_64 LibreOffice_project/2bfef170d7f209f361744ff85f6d12ef76490f7e</meta:generator>
    <meta:printed-by>Igor Zboran</meta:printed-by>
    <meta:print-date>2023-04-13T13:48:21.117586584</meta:print-date>
    <dc:subject>ees</dc:subject>
    <dc:title>Authorization-Enhanced Mail System</dc:title>
    <meta:keyword>mail email webmail uma authorization aems</meta:keyword>
    <meta:document-statistic meta:object-count="43"/>
  </office:meta>
</office:document-meta>
</file>